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34cm" fo:min-width="1.71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35cm" fo:min-width="1.711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cc99" draw:textarea-horizontal-align="justify" draw:textarea-vertical-align="middle" draw:auto-grow-height="false" fo:min-height="1.249cm" fo:min-width="2.939cm"/>
      <style:paragraph-properties style:writing-mode="lr-tb"/>
    </style:style>
    <style:style style:name="gr5" style:family="graphic" style:parent-style-name="standard">
      <style:graphic-properties draw:fill-color="#ffcc99" draw:textarea-horizontal-align="justify" draw:textarea-vertical-align="middle" draw:auto-grow-height="false" fo:min-height="1.249cm" fo:min-width="3.56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cc99"/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125cm" svg:height="2.098cm" svg:x="4cm" svg:y="7.607cm">
          <text:p text:style-name="P1"><text:span text:style-name="T1">Commit 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125cm" svg:height="2.098cm" svg:x="8.251cm" svg:y="7.608cm">
          <text:p text:style-name="P1"><text:span text:style-name="T1">Commit 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125cm" svg:height="2.098cm" svg:x="12.626cm" svg:y="7.608cm">
          <text:p text:style-name="P1"><text:span text:style-name="T1">Commit 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125cm" svg:height="2.099cm" svg:x="10.874cm" svg:y="11.504cm">
          <text:p text:style-name="P1"><text:span text:style-name="T1">Commit 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125cm" svg:height="2.098cm" svg:x="15.376cm" svg:y="11.505cm">
          <text:p text:style-name="P1"><text:span text:style-name="T1">Commit 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8.376cm" svg:y1="8.806cm" svg:x2="6.813cm" svg:y2="8.806cm">
          <text:p/>
        </draw:line>
        <draw:line draw:style-name="gr3" draw:text-style-name="P3" draw:layer="layout" svg:x1="12.75cm" svg:y1="8.626cm" svg:x2="11.211cm" svg:y2="8.595cm">
          <text:p/>
        </draw:line>
        <draw:line draw:style-name="gr3" draw:text-style-name="P3" draw:layer="layout" svg:x1="10.876cm" svg:y1="12.702cm" svg:x2="6.813cm" svg:y2="9.105cm">
          <text:p/>
        </draw:line>
        <draw:line draw:style-name="gr3" draw:text-style-name="P3" draw:layer="layout" svg:x1="15.562cm" svg:y1="12.703cm" svg:x2="14cm" svg:y2="12.703cm">
          <text:p/>
        </draw:line>
        <draw:custom-shape draw:style-name="gr4" draw:text-style-name="P4" draw:layer="layout" svg:width="3.439cm" svg:height="1.499cm" svg:x="13.687cm" svg:y="3.41cm">
          <text:p text:style-name="P1">Main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5.562cm" svg:y1="4.909cm" svg:x2="14.625cm" svg:y2="7.607cm">
          <text:p/>
        </draw:line>
        <draw:custom-shape draw:style-name="gr5" draw:text-style-name="P4" draw:layer="layout" svg:width="4.062cm" svg:height="1.499cm" svg:x="17.438cm" svg:y="14.501cm">
          <text:p text:style-name="P1">Task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9.313cm" svg:y1="14.501cm" svg:x2="17.75cm" svg:y2="13.30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15T14:05:15.200000000</meta:creation-date>
    <dc:date>2021-06-15T14:34:37.193000000</dc:date>
    <meta:editing-duration>PT19M12S</meta:editing-duration>
    <meta:editing-cycles>2</meta:editing-cycles>
    <meta:generator>LibreOffice/7.1.3.2$Windows_X86_64 LibreOffice_project/47f78053abe362b9384784d31a6e56f8511eb1c1</meta:generator>
    <meta:document-statistic meta:object-count="13"/>
  </office:meta>
</office:document-meta>
</file>